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B000001AA2D5730ABE7C461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quema relacional SS</text:p>
      <text:p text:style-name="Standard"/>
      <text:p text:style-name="Standard"><draw:frame draw:style-name="fr1" draw:name="image1.png" text:anchor-type="as-char" svg:width="5.7811in" svg:height="4.4374in" draw:z-index="0"><draw:image xlink:href="Pictures/100002010000022B000001AA2D5730ABE7C461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3" meta:character-count="21" meta:non-whitespace-character-count="19"/>
    <meta:generator>LibreOfficeDev/6.0.5.2$Linux_X86_64 LibreOffice_project/</meta:generator>
  </office:meta>
</office:document-meta>
</file>